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 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
lists and numbered lists) and a clean reference doc as a proof of
concept.</text:p>
        </text:list-item>
        <text:list-item>
          <text:p text:style-name="Text_20_body_20_tight">Implement by iteration all Pandoc
objects.</text:p>
        </text:list-item>
        <text:list-item>
          <text:p text:style-name="Text_20_body_20_tight">Make it “smart” so one could
change page size, lang, … of the output document via Pandoc standard
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
want.</text:p>
      <text:p text:style-name="First_20_paragraph">And another from D<text:span text:style-name="Superscript">r</text:span>. Gregory House (MD) :</text:p>
      <text:p text:style-name="Quotations">Reality is almost always
wrong</text:p>
      <text:p text:style-name="Quotations"><text:span text:style-name="Emphasis">House
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
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
<text:span text:style-name="Strong_20_Emphasis">level
one</text:span></text:p>
        </text:list-item>
        <text:list-item>
          <text:p text:style-name="Quotations_20_tight">Ends with Level one</text:p>
        </text:list-item>
      </text:list>
      <text:p text:style-name="Quotations">This is a loose ordered
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family="table" style:name="DefaultTable">
      <style:table-properties style:rel-width="80%" style:width="13.6cm" table:align="center" fo:background-color="transparent" fo:margin-bottom="0.5cm" fo:margin-top="0cm">
        <style:background-image/>
      </style:table-properties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10T14:02:09Z</meta:creation-date>
    <dc:date>2024-03-10T14:02:09Z</dc:date>
  </office:meta>
</office:document-meta>
</file>